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56cm"/>
    </style:style>
    <style:style style:name="co2" style:family="table-column">
      <style:table-column-properties fo:break-before="auto" style:column-width="9.188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0.797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21.325cm" svg:height="19.806cm" svg:x="26.115cm" svg:y="0.512cm">
            <draw:object draw:notify-on-update-of-ranges="Foglio1.C22:Foglio1.E22 Foglio1.C23:Foglio1.E23 Foglio1.C24:Foglio1.E24 Foglio1.C25:Foglio1.E25 Foglio1.C26:Foglio1.E26 Foglio1.C27:Foglio1.E27 Foglio1.C27:Foglio1.E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One Shot – Gemini 1.5 Flash 002</text:p>
          </table:table-cell>
          <table:table-cell table:number-columns-repeated="7"/>
        </table:table-row>
        <table:table-row table:style-name="ro1">
          <table:table-cell/>
          <table:table-cell table:number-matrix-columns-spanned="1" table:number-matrix-rows-spanned="15" table:formula="of:=COM.MICROSOFT.UNIQUE(INDIRECT(&quot;'../Coding/csv/_aggregated_csv/q101.ods'#$'q101_gemini-1.5-flash-002_one_shot'.B:B&quot;))" office:value-type="string" office:string-value="account" calcext:value-type="string">
            <text:p>ac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office:string-value="0l8LGCOE0BO1WFOe2b7RdKTBiGhPWYgr53kOLA==" calcext:value-type="string">
            <text:p>0l8LGCOE0BO1WFOe2b7RdKTBiGhPWYgr53kOLA==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3"/>
        </table:table-row>
        <table:table-row table:style-name="ro1">
          <table:table-cell/>
          <table:table-cell office:value-type="string" office:string-value="2whG648zzuYtz_mexEp2R6NdZQyzat9cZEkWcQ==" calcext:value-type="string">
            <text:p>2whG648zzuYtz_mexEp2R6NdZQyzat9cZEkWcQ==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office:string-value="3PkdlJxKFjFEsNOw_E-EI5TLYG57Sod5VZnX6Q==" calcext:value-type="string">
            <text:p>3PkdlJxKFjFEsNOw_E-EI5TLYG57Sod5VZnX6Q==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/>
          <table:table-cell office:value-type="string" office:string-value="8wqByWs1-IGzur3V6uMgWQZBqcBBCn00AAUtXA==" calcext:value-type="string">
            <text:p>8wqByWs1-IGzur3V6uMgWQZBqcBBCn00AAUtXA=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 table:number-columns-repeated="3"/>
        </table:table-row>
        <table:table-row table:style-name="ro1">
          <table:table-cell/>
          <table:table-cell office:value-type="string" office:string-value="EI36aLEOUVXUaobJieSVIffrC65G3nsHUaNvWg==" calcext:value-type="string">
            <text:p>EI36aLEOUVXUaobJieSVIffrC65G3nsHUaNvWg=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 table:number-columns-repeated="3"/>
        </table:table-row>
        <table:table-row table:style-name="ro1">
          <table:table-cell/>
          <table:table-cell office:value-type="string" office:string-value="fUyuU8aCfEWrAePEtmb8oc17UWFZh4DN9rZKcw==" calcext:value-type="string">
            <text:p>fUyuU8aCfEWrAePEtmb8oc17UWFZh4DN9rZKcw==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office:string-value="GarAwWoyvPffEmrcDd5r3JqCNaNcg_OYUYYkSA==" calcext:value-type="string">
            <text:p>GarAwWoyvPffEmrcDd5r3JqCNaNcg_OYUYYkSA==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office:string-value="HfgTwNtWluA9oYzY23iqRIdQCpkJ9KEmRn320w==" calcext:value-type="string">
            <text:p>HfgTwNtWluA9oYzY23iqRIdQCpkJ9KEmRn320w==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office:string-value="q1_m7X2LC4GpkD9pGZPUgdKEh1GHdAAAJoqPMA==" calcext:value-type="string">
            <text:p>q1_m7X2LC4GpkD9pGZPUgdKEh1GHdAAAJoqPMA==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3"/>
        </table:table-row>
        <table:table-row table:style-name="ro1">
          <table:table-cell/>
          <table:table-cell office:value-type="string" office:string-value="RJVo13lZOiNxT3R5nWLWWNtMMIW8OdHczhAfeg==" calcext:value-type="string">
            <text:p>RJVo13lZOiNxT3R5nWLWWNtMMIW8OdHczhAfeg==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/>
          <table:table-cell office:value-type="string" office:string-value="UB-XUIkNQmXyKMx2o3HDL6OX7OmcofR3P4lWbg==" calcext:value-type="string">
            <text:p>UB-XUIkNQmXyKMx2o3HDL6OX7OmcofR3P4lWbg=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 table:number-columns-repeated="3"/>
        </table:table-row>
        <table:table-row table:style-name="ro1">
          <table:table-cell/>
          <table:table-cell office:value-type="string" office:string-value="ZERIKLw91BcWYBNtBMWAclt9IpDuyHmEDDx0yA==" calcext:value-type="string">
            <text:p>ZERIKLw91BcWYBNtBMWAclt9IpDuyHmEDDx0yA==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office:string-value="ZsmLdbeGuqIJRWi_1pUfj0g7lP4oZXMuz1t7QQ==" calcext:value-type="string">
            <text:p>ZsmLdbeGuqIJRWi_1pUfj0g7lP4oZXMuz1t7QQ==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/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inimum</text:p>
          </table:table-cell>
          <table:table-cell table:formula="of:=MIN([.C$3:.C$14])" office:value-type="float" office:value="0" calcext:value-type="float">
            <text:p>0</text:p>
          </table:table-cell>
          <table:table-cell table:formula="of:=MIN([.D$3:.D$14])" office:value-type="float" office:value="0" calcext:value-type="float">
            <text:p>0</text:p>
          </table:table-cell>
          <table:table-cell table:formula="of:=MIN([.E$3:.E$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quartile</text:p>
          </table:table-cell>
          <table:table-cell table:formula="of:=COM.MICROSOFT.PERCENTILE.EXC([.C3:.C14];0.25)" office:value-type="float" office:value="0" calcext:value-type="float">
            <text:p>0</text:p>
          </table:table-cell>
          <table:table-cell table:formula="of:=COM.MICROSOFT.PERCENTILE.EXC([.D3:.D14];0.25)" office:value-type="float" office:value="0" calcext:value-type="float">
            <text:p>0</text:p>
          </table:table-cell>
          <table:table-cell table:formula="of:=COM.MICROSOFT.PERCENTILE.EXC([.E3:.E14];0.2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dian</text:p>
          </table:table-cell>
          <table:table-cell table:formula="of:=MEDIAN([.C3:.C14])" office:value-type="float" office:value="0" calcext:value-type="float">
            <text:p>0</text:p>
          </table:table-cell>
          <table:table-cell table:formula="of:=MEDIAN([.D3:.D14])" office:value-type="float" office:value="0" calcext:value-type="float">
            <text:p>0</text:p>
          </table:table-cell>
          <table:table-cell table:formula="of:=MEDIAN([.E3:.E14])" office:value-type="float" office:value="0.33" calcext:value-type="float">
            <text:p>0,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ird quartile</text:p>
          </table:table-cell>
          <table:table-cell table:formula="of:=COM.MICROSOFT.PERCENTILE.EXC([.C3:.C14];0.75)" office:value-type="float" office:value="0" calcext:value-type="float">
            <text:p>0</text:p>
          </table:table-cell>
          <table:table-cell table:formula="of:=COM.MICROSOFT.PERCENTILE.EXC([.D3:.D14];0.75)" office:value-type="float" office:value="0.5" calcext:value-type="float">
            <text:p>0,5</text:p>
          </table:table-cell>
          <table:table-cell table:formula="of:=COM.MICROSOFT.PERCENTILE.EXC([.E3:.E14];0.75)" office:value-type="float" office:value="0.33" calcext:value-type="float">
            <text:p>0,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imum</text:p>
          </table:table-cell>
          <table:table-cell table:formula="of:=MAX([.C3:.C14])" office:value-type="float" office:value="1" calcext:value-type="float">
            <text:p>1</text:p>
          </table:table-cell>
          <table:table-cell table:formula="of:=MAX([.D3:.D14])" office:value-type="float" office:value="0.5" calcext:value-type="float">
            <text:p>0,5</text:p>
          </table:table-cell>
          <table:table-cell table:formula="of:=MAX([.E3:.E14])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imum</text:p>
          </table:table-cell>
          <table:table-cell table:formula="of:=[.C17]" office:value-type="float" office:value="0" calcext:value-type="float">
            <text:p>0</text:p>
          </table:table-cell>
          <table:table-cell table:formula="of:=[.D17]" office:value-type="float" office:value="0" calcext:value-type="float">
            <text:p>0</text:p>
          </table:table-cell>
          <table:table-cell table:formula="of:=[.E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1 – min</text:p>
          </table:table-cell>
          <table:table-cell table:formula="of:=[.C18]-[.C17]" office:value-type="float" office:value="0" calcext:value-type="float">
            <text:p>0</text:p>
          </table:table-cell>
          <table:table-cell table:formula="of:=[.D18]-[.D17]"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dian -q1</text:p>
          </table:table-cell>
          <table:table-cell table:formula="of:=[.C19]-[.C18]" office:value-type="float" office:value="0" calcext:value-type="float">
            <text:p>0</text:p>
          </table:table-cell>
          <table:table-cell table:formula="of:=[.D19]-[.D18]" office:value-type="float" office:value="0" calcext:value-type="float">
            <text:p>0</text:p>
          </table:table-cell>
          <table:table-cell table:formula="of:=[.E19]-[.E18]" office:value-type="float" office:value="0.33" calcext:value-type="float">
            <text:p>0,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3 – median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[.D20]-[.D19]" office:value-type="float" office:value="0.5" calcext:value-type="float">
            <text:p>0,5</text:p>
          </table:table-cell>
          <table:table-cell table:formula="of:=[.E20]-[.E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imum – q3</text:p>
          </table:table-cell>
          <table:table-cell table:style-name="ce2" table:formula="of:=[.C21]-[.C20]" office:value-type="float" office:value="1" calcext:value-type="float">
            <text:p>1</text:p>
          </table:table-cell>
          <table:table-cell table:style-name="ce2" table:formula="of:=[.D21]-[.D20]" office:value-type="float" office:value="0" calcext:value-type="float">
            <text:p>0</text:p>
          </table:table-cell>
          <table:table-cell table:style-name="ce2" table:formula="of:=[.E21]-[.E20]" office:value-type="float" office:value="0.17" calcext:value-type="float">
            <text:p>0,1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6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6T14:37:23.158000000</meta:creation-date>
    <meta:generator>LibreOffice/24.8.6.2$Windows_X86_64 LibreOffice_project/6d98ba145e9a8a39fc57bcc76981d1fb1316c60c</meta:generator>
    <dc:date>2025-05-26T17:31:06.338000000</dc:date>
    <meta:editing-duration>PT1M46S</meta:editing-duration>
    <meta:editing-cycles>1</meta:editing-cycles>
    <meta:document-statistic meta:table-count="1" meta:cell-count="10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cm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error-category="cell-range" chart:error-upper-range="Foglio1.C27:Foglio1.E27"/>
      <style:graphic-properties svg:stroke-width="0.03cm" draw:fill-color="#579d1c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Foglio1.C27:Foglio1.E27" loext:std-weight="1"/>
      <style:graphic-properties draw:stroke="solid" svg:stroke-width="0.03cm" svg:stroke-color="#000000" svg:stroke-opacity="100%" draw:stroke-linejoin="round"/>
    </style:style>
    <style:style style:name="ch11" style:family="chart" style:data-style-name="N0">
      <style:chart-properties chart:link-data-style-to-source="true"/>
      <style:graphic-properties draw:stroke="none" draw:fill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326cm" svg:height="19.807cm" xlink:href=".." xlink:type="simple" chart:class="chart:bar" chart:style-name="ch1">
        <chart:plot-area chart:style-name="ch2" table:cell-range-address="Foglio1.C22:Foglio1.E27" chart:data-source-has-labels="row" svg:x="0.426cm" svg:y="0.396cm" svg:width="20.474cm" svg:height="19.015cm">
          <chart:coordinate-region svg:x="1.155cm" svg:y="0.596cm" svg:width="19.745cm" svg:height="18.168cm"/>
          <chart:axis chart:dimension="x" chart:name="primary-x" chart:style-name="ch3" chartooo:axis-type="auto">
            <chartooo:date-scale/>
            <chart:categories table:cell-range-address="Foglio1.C22:Foglio1.E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1.C23:Foglio1.E23" chart:class="chart:bar">
            <chart:data-point chart:repeated="3"/>
          </chart:series>
          <chart:series chart:style-name="ch7" chart:values-cell-range-address="Foglio1.C24:Foglio1.E24" chart:class="chart:bar">
            <chart:data-point chart:repeated="3"/>
          </chart:series>
          <chart:series chart:style-name="ch8" chart:values-cell-range-address="Foglio1.C25:Foglio1.E25" chart:class="chart:bar">
            <chart:data-point chart:repeated="3"/>
          </chart:series>
          <chart:series chart:style-name="ch9" chart:values-cell-range-address="Foglio1.C26:Foglio1.E26" chart:class="chart:bar">
            <chart:error-indicator chart:style-name="ch10" chart:dimension="y"/>
            <chart:data-point chart:repeated="3"/>
          </chart:series>
          <chart:series chart:style-name="ch11" chart:values-cell-range-address="Foglio1.C27:Foglio1.E2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oglio1.C22:Foglio1.E2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iga 2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oglio1.C23:Foglio1.E2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iga 2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oglio1.C24:Foglio1.E2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iga 2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oglio1.C25:Foglio1.E2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iga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oglio1.C26:Foglio1.E26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iga 27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oglio1.C27:Foglio1.E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iga 27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oglio1.C27:Foglio1.E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6.2$Windows_X86_64 LibreOffice_project/6d98ba145e9a8a39fc57bcc76981d1fb1316c60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